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47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13cm"/>
      <style:paragraph-properties style:writing-mode="lr-tb"/>
    </style:style>
    <style:style style:name="gr5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6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0.2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46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3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70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2pt"/>
    </style:style>
    <style:style style:name="P3" style:family="paragraph">
      <loext:graphic-properties draw:fill="none" draw:fill-color="#ffffff"/>
      <style:paragraph-properties style:writing-mode="lr-tb"/>
      <style:text-properties fo:font-size="22pt"/>
    </style:style>
    <style:style style:name="P4" style:family="paragraph">
      <loext:graphic-properties draw:fill="none" draw:fill-color="#ffffff"/>
      <style:paragraph-properties style:writing-mode="lr-tb"/>
      <style:text-properties fo:font-size="10pt"/>
    </style:style>
    <style:style style:name="T1" style:family="text">
      <style:text-properties fo:font-size="12pt"/>
    </style:style>
    <style:style style:name="T2" style:family="text">
      <style:text-properties fo:font-size="22pt"/>
    </style:style>
    <style:style style:name="T3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7.427cm" svg:y1="3.223cm" svg:x2="7.427cm" svg:y2="7.986cm">
          <text:p/>
        </draw:line>
        <draw:line draw:style-name="gr1" draw:text-style-name="P1" draw:layer="layout" svg:x1="13.527cm" svg:y1="3.224cm" svg:x2="13.527cm" svg:y2="7.986cm">
          <text:p/>
        </draw:line>
        <draw:frame draw:style-name="gr2" draw:text-style-name="P2" draw:layer="layout" svg:width="0.739cm" svg:height="0.725cm" svg:x="13.579cm" svg:y="3.084cm">
          <draw:text-box>
            <text:p><text:span text:style-name="T1">0</text:span></text:p>
          </draw:text-box>
        </draw:frame>
        <draw:frame draw:style-name="gr3" draw:text-style-name="P2" draw:layer="layout" svg:width="0.976cm" svg:height="0.725cm" svg:x="13.58cm" svg:y="3.985cm">
          <draw:text-box>
            <text:p><text:span text:style-name="T1">5</text:span><text:span text:style-name="T1">0</text:span></text:p>
          </draw:text-box>
        </draw:frame>
        <draw:frame draw:style-name="gr4" draw:text-style-name="P2" draw:layer="layout" svg:width="1.213cm" svg:height="0.725cm" svg:x="13.58cm" svg:y="4.986cm">
          <draw:text-box>
            <text:p><text:span text:style-name="T1">1</text:span><text:span text:style-name="T1">0</text:span><text:span text:style-name="T1">0</text:span></text:p>
          </draw:text-box>
        </draw:frame>
        <draw:frame draw:style-name="gr4" draw:text-style-name="P2" draw:layer="layout" svg:width="1.213cm" svg:height="0.725cm" svg:x="13.581cm" svg:y="5.987cm">
          <draw:text-box>
            <text:p><text:span text:style-name="T1">150</text:span></text:p>
          </draw:text-box>
        </draw:frame>
        <draw:frame draw:style-name="gr4" draw:text-style-name="P2" draw:layer="layout" svg:width="1.213cm" svg:height="0.725cm" svg:x="13.582cm" svg:y="6.888cm">
          <draw:text-box>
            <text:p><text:span text:style-name="T1">200</text:span></text:p>
          </draw:text-box>
        </draw:frame>
        <draw:line draw:style-name="gr5" draw:text-style-name="P1" draw:layer="layout" svg:x1="7.45cm" svg:y1="3.223cm" svg:x2="13.482cm" svg:y2="4.176cm">
          <text:p/>
        </draw:line>
        <draw:line draw:style-name="gr6" draw:text-style-name="P1" draw:layer="layout" svg:x1="13.482cm" svg:y1="5.449cm" svg:x2="7.45cm" svg:y2="6.402cm">
          <text:p/>
        </draw:line>
        <draw:frame draw:style-name="gr7" draw:text-style-name="P3" draw:layer="layout" svg:width="0.76cm" svg:height="1.119cm" svg:x="14.436cm" svg:y="4.224cm">
          <draw:text-box>
            <text:p><text:span text:style-name="T2">}</text:span></text:p>
          </draw:text-box>
        </draw:frame>
        <draw:frame draw:style-name="gr8" draw:text-style-name="P2" draw:layer="layout" svg:width="3.969cm" svg:height="0.725cm" svg:x="14.882cm" svg:y="4.488cm">
          <draw:text-box>
            <text:p><text:span text:style-name="T1">Server Processing</text:span></text:p>
          </draw:text-box>
        </draw:frame>
        <draw:frame draw:style-name="gr9" draw:text-style-name="P4" draw:layer="layout" svg:width="2.026cm" svg:height="0.645cm" svg:x="9.182cm" svg:y="2.988cm">
          <draw:text-box>
            <text:p><text:span text:style-name="T3">400 bytes</text:span></text:p>
          </draw:text-box>
        </draw:frame>
        <draw:frame draw:style-name="gr10" draw:text-style-name="P4" draw:layer="layout" svg:width="3.203cm" svg:height="0.645cm" svg:x="8.683cm" svg:y="5.291cm">
          <draw:text-box>
            <text:p><text:span text:style-name="T3">ACK + Response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3T20:42:07.400096369</meta:creation-date>
    <dc:date>2024-09-23T20:56:29.141412305</dc:date>
    <meta:editing-duration>PT10M47S</meta:editing-duration>
    <meta:editing-cycles>2</meta:editing-cycles>
    <meta:generator>LibreOffice/7.4.7.2$Linux_X86_64 LibreOffice_project/40$Build-2</meta:generator>
    <meta:document-statistic meta:object-count="13"/>
  </office:meta>
</office:document-meta>
</file>